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ueZip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Component.getResolvedEPR( ServiceEndpoint e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TrueZip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ueZipComponent.setEndpoints( TrueZipEndpointType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